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66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turbulence intensity</text:p>
          </table:table-cell>
          <table:table-cell office:value-type="string" calcext:value-type="string">
            <text:p>I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reference velocity</text:p>
          </table:table-cell>
          <table:table-cell office:value-type="string" calcext:value-type="string">
            <text:p>Uref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urbulence kinetic energy</text:p>
          </table:table-cell>
          <table:table-cell office:value-type="string" calcext:value-type="string">
            <text:p>k</text:p>
          </table:table-cell>
          <table:table-cell table:formula="of:=3/2*([.C3]*[.C4])^2" office:value-type="float" office:value="0.0003375" calcext:value-type="float">
            <text:p>0.000337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turbulence model constant</text:p>
          </table:table-cell>
          <table:table-cell office:value-type="string" calcext:value-type="string">
            <text:p>Cmu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turbbulence length scale</text:p>
          </table:table-cell>
          <table:table-cell office:value-type="string" calcext:value-type="string">
            <text:p>L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urbulence dissipation</text:p>
          </table:table-cell>
          <table:table-cell office:value-type="string" calcext:value-type="string">
            <text:p>omega</text:p>
          </table:table-cell>
          <table:table-cell table:formula="of:=[.C6]^(0.5)/([.C8]^(0.25)*[.C9])" office:value-type="float" office:value="0.335410196624968" calcext:value-type="float">
            <text:p>0.33541019662496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ddy viscosity</text:p>
          </table:table-cell>
          <table:table-cell office:value-type="string" calcext:value-type="string">
            <text:p>nut</text:p>
          </table:table-cell>
          <table:table-cell table:formula="of:=[.C6]/[.C11]" office:value-type="float" office:value="0.00100623058987491" calcext:value-type="float">
            <text:p>0.001006230589874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30T10:31:03.241292461</meta:creation-date>
    <dc:date>2024-08-27T11:04:18.907371210</dc:date>
    <meta:editing-duration>PT20M44S</meta:editing-duration>
    <meta:editing-cycles>4</meta:editing-cycles>
    <meta:generator>LibreOffice/7.3.7.2$Linux_X86_64 LibreOffice_project/30$Build-2</meta:generator>
    <meta:document-statistic meta:table-count="1" meta:cell-count="21" meta:object-count="0"/>
  </office:meta>
</office:document-meta>
</file>